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46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2472in"/>
    </style:style>
    <style:style style:name="co5" style:family="table-column">
      <style:table-column-properties fo:break-before="auto" style:column-width="0.2681in"/>
    </style:style>
    <style:style style:name="co6" style:family="table-column">
      <style:table-column-properties fo:break-before="auto" style:column-width="0.27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K3]" office:value-type="float" office:value="0" calcext:value-type="float">
            <text:p>0</text:p>
          </table:table-cell>
          <table:table-cell/>
          <table:table-cell office:value-type="string" calcext:value-type="string">
            <text:p>K = 3, M = 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ift = 1 oder 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K= 6, M =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 mod 4 = 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ift = 1,2,5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K=25, M =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5 mod 5 = 0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string" calcext:value-type="string">
            <text:p>Shift = egal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K=2,M=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Shift = 0,2,4, …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K=2,M =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hift= 1,3…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K=3, M =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hift = 1</text:p>
          </table:table-cell>
        </table:table-row>
        <calcext:sparkline-groups>
          <calcext:sparkline-group calcext:id="{400228FA-3EF7-4D77-87DD-20350EA4C75B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Sheet1.A1" calcext:data-range="Sheet1.E7:Sheet1.E7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8:46:49.991572892</meta:creation-date>
    <dc:date>2025-04-22T20:19:33.232236224</dc:date>
    <meta:editing-duration>PT41M7S</meta:editing-duration>
    <meta:editing-cycles>1</meta:editing-cycles>
    <meta:document-statistic meta:table-count="1" meta:cell-count="79" meta:object-count="0"/>
    <meta:generator>LibreOffice/24.8.6.2$Linux_X86_64 LibreOffice_project/480$Build-2</meta:generator>
  </office:meta>
</office:document-meta>
</file>